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ZEKIEL 4-7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FIRST SYMBOLS PRESENTED BY EZEKIEL (4-6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FIRST SYMBOLS PRESENTED BY EZEKIEL (4-6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First illustration (4:1-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First illustration (4:1-3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symbol (4:1-2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significance (4:3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FIRST SYMBOLS PRESENTED BY EZEKIEL (4-6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First illustration (4:1-3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Second illustration (4:4-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-title-Title-Slide" presentation:presentation-page-layout-name="Master1-PPL1" draw:id="Slide-260">
        <draw:frame draw:id="id98" presentation:style-name="a536" draw:name="Title 1" svg:x="1.38in" svg:y="0.83in" svg:width="10.3in" svg:height="4.42in" presentation:class="title" presentation:placeholder="false">
          <draw:text-box>
            <text:p text:style-name="a535" text:class-names="" text:cond-style-name=""><text:span text:style-name="a533" text:class-names=""><text:s text:c="1"/>Second illustration (4:4-6)<text:s text:c="1"/></text:span><text:span text:style-name="a534" text:class-names=""/></text:p>
          </draw:text-box>
          <svg:title/>
          <svg:desc/>
        </draw:frame>
        <draw:frame draw:id="id99" presentation:style-name="a541" draw:name="Subtitle 2" svg:x="1.38in" svg:y="5.25in" svg:width="10.3in" svg:height="1.85in" presentation:class="subtitle" presentation:placeholder="false">
          <draw:text-box>
            <text:p text:style-name="a538" text:class-names="" text:cond-style-name=""><text:span text:style-name="a537" text:class-names=""><text:s text:c="1"/>The symbol (4:5-6)<text:s text:c="1"/></text:span></text:p>
            <text:p text:style-name="a540" text:class-names="" text:cond-style-name=""><text:span text:style-name="a539" text:class-names=""/></text:p>
          </draw:text-box>
          <svg:title/>
          <svg:desc/>
        </draw:frame>
      </draw:page>
      <draw:page draw:name="Slide6" draw:style-name="a542" draw:master-page-name="Master1-Layout12-tx-Title-and-Text" presentation:presentation-page-layout-name="Master1-PPL12" draw:id="Slide-261">
        <draw:frame draw:id="id100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<text:s text:c="1"/>The symbol (4:5-6)<text:s text:c="1"/></text:span><text:span text:style-name="a544" text:class-names=""/></text:p>
          </draw:text-box>
          <svg:title/>
          <svg:desc/>
        </draw:frame>
        <draw:frame draw:id="id101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He is to lie on his left side for 390 days (4:5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 is then to lie on his right side for 40 days (4:6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Second illustration (4:4-6)<text:s text:c="1"/></text:span><text:span text:style-name="a559" text:class-names=""/></text:p>
          </draw:text-box>
          <svg:title/>
          <svg:desc/>
        </draw:frame>
        <draw:frame draw:id="id103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symbol (4:5-6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significance (4:4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8" draw:style-name="a572" draw:master-page-name="Master1-Layout12-tx-Title-and-Text" presentation:presentation-page-layout-name="Master1-PPL12" draw:id="Slide-263">
        <draw:frame draw:id="id104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FIRST SYMBOLS PRESENTED BY EZEKIEL (4-6)<text:s text:c="1"/></text:span><text:span text:style-name="a574" text:class-names=""/></text:p>
          </draw:text-box>
          <svg:title/>
          <svg:desc/>
        </draw:frame>
        <draw:frame draw:id="id105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First illustration (4:1-3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Second illustration (4:4-6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ird illustration (4:7-8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9" draw:style-name="a590" draw:master-page-name="Master1-Layout12-tx-Title-and-Text" presentation:presentation-page-layout-name="Master1-PPL12" draw:id="Slide-264">
        <draw:frame draw:id="id106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ird illustration (4:7-8)<text:s text:c="1"/></text:span><text:span text:style-name="a592" text:class-names=""/></text:p>
          </draw:text-box>
          <svg:title/>
          <svg:desc/>
        </draw:frame>
        <draw:frame draw:id="id107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symbol (4:7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significance (4:8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0" draw:style-name="a605" draw:master-page-name="Master1-Layout12-tx-Title-and-Text" presentation:presentation-page-layout-name="Master1-PPL12" draw:id="Slide-265">
        <draw:frame draw:id="id108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THE FIRST SYMBOLS PRESENTED BY EZEKIEL (4-6)<text:s text:c="1"/></text:span><text:span text:style-name="a607" text:class-names=""/></text:p>
          </draw:text-box>
          <svg:title/>
          <svg:desc/>
        </draw:frame>
        <draw:frame draw:id="id109" presentation:style-name="a625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First illustration (4:1-3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Second illustration (4:4-6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ird illustration (4:7-8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Fourth illustration (4:9-17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1" draw:style-name="a626" draw:master-page-name="Master1-Layout12-tx-Title-and-Text" presentation:presentation-page-layout-name="Master1-PPL12" draw:id="Slide-266">
        <draw:frame draw:id="id110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Fourth illustration (4:9-17)<text:s text:c="1"/></text:span><text:span text:style-name="a628" text:class-names=""/></text:p>
          </draw:text-box>
          <svg:title/>
          <svg:desc/>
        </draw:frame>
        <draw:frame draw:id="id111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 symbol (4:9-15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significance (4:16-17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2" draw:style-name="a641" draw:master-page-name="Master1-Layout12-tx-Title-and-Text" presentation:presentation-page-layout-name="Master1-PPL12" draw:id="Slide-267">
        <draw:frame draw:id="id112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THE FIRST SYMBOLS PRESENTED BY EZEKIEL (4-6)<text:s text:c="1"/></text:span><text:span text:style-name="a643" text:class-names=""/></text:p>
          </draw:text-box>
          <svg:title/>
          <svg:desc/>
        </draw:frame>
        <draw:frame draw:id="id113" presentation:style-name="a664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First illustration (4:1-3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Second illustration (4:4-6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ird illustration (4:7-8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Fourth illustration (4:9-17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Fifth illustration (5:1-17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3" draw:style-name="a665" draw:master-page-name="Master1-Layout12-tx-Title-and-Text" presentation:presentation-page-layout-name="Master1-PPL12" draw:id="Slide-268">
        <draw:frame draw:id="id114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Fifth illustration (5:1-17)<text:s text:c="1"/></text:span><text:span text:style-name="a667" text:class-names=""/></text:p>
          </draw:text-box>
          <svg:title/>
          <svg:desc/>
        </draw:frame>
        <draw:frame draw:id="id115" presentation:style-name="a679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The symbol (5:1-4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significance (5:5-17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4" draw:style-name="a680" draw:master-page-name="Master1-Layout12-tx-Title-and-Text" presentation:presentation-page-layout-name="Master1-PPL12" draw:id="Slide-269">
        <draw:frame draw:id="id116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THE FIRST SYMBOLS PRESENTED BY EZEKIEL (4-6)<text:s text:c="1"/></text:span><text:span text:style-name="a682" text:class-names=""/></text:p>
          </draw:text-box>
          <svg:title/>
          <svg:desc/>
        </draw:frame>
        <draw:frame draw:id="id117" presentation:style-name="a706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First illustration (4:1-3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Second illustration (4:4-6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ird illustration (4:7-8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Fourth illustration (4:9-17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Fifth illustration (5:1-17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Sixth illustration (6:1-10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5" draw:style-name="a707" draw:master-page-name="Master1-Layout12-tx-Title-and-Text" presentation:presentation-page-layout-name="Master1-PPL12" draw:id="Slide-270">
        <draw:frame draw:id="id118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Sixth illustration (6:1-10)<text:s text:c="1"/></text:span><text:span text:style-name="a709" text:class-names=""/></text:p>
          </draw:text-box>
          <svg:title/>
          <svg:desc/>
        </draw:frame>
        <draw:frame draw:id="id119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The symbol (6:1-2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e significance (6:3-10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16" draw:style-name="a722" draw:master-page-name="Master1-Layout13-twoColTx-Title-and-2-Column-Text" presentation:presentation-page-layout-name="Master1-PPL13" draw:id="Slide-271">
        <draw:frame draw:id="id120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THE FIRST SYMBOLS PRESENTED BY EZEKIEL (4-6)<text:s text:c="1"/></text:span><text:span text:style-name="a724" text:class-names=""/></text:p>
          </draw:text-box>
          <svg:title/>
          <svg:desc/>
        </draw:frame>
        <draw:frame draw:id="id121" presentation:style-name="a739" draw:name="Text Placeholder 2" svg:x="1.38021in" svg:y="2in" svg:width="4.61632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First illustration (4:1-3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Second illustration (4:4-6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ird illustration (4:7-8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  <draw:frame draw:id="id122" presentation:style-name="a755" draw:name="Text Placeholder 3" svg:x="6.16319in" svg:y="2in" svg:width="4.61632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Fourth illustration (4:9-17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Fifth illustration (5:1-17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Sixth illustration (6:1-10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Seventh illustration (6:11-14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7" draw:style-name="a756" draw:master-page-name="Master1-Layout12-tx-Title-and-Text" presentation:presentation-page-layout-name="Master1-PPL12" draw:id="Slide-272">
        <draw:frame draw:id="id123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<text:s text:c="1"/>Seventh illustration (6:11-14)<text:s text:c="1"/></text:span><text:span text:style-name="a758" text:class-names=""/></text:p>
          </draw:text-box>
          <svg:title/>
          <svg:desc/>
        </draw:frame>
        <draw:frame draw:id="id124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symbol (6:11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significance (6:12-14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18" draw:style-name="a771" draw:master-page-name="Master1-Layout13-twoColTx-Title-and-2-Column-Text" presentation:presentation-page-layout-name="Master1-PPL13" draw:id="Slide-273">
        <draw:frame draw:id="id125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THE FIRST SYMBOLS PRESENTED BY EZEKIEL (4-6)<text:s text:c="1"/></text:span><text:span text:style-name="a773" text:class-names=""/></text:p>
          </draw:text-box>
          <svg:title/>
          <svg:desc/>
        </draw:frame>
        <draw:frame draw:id="id126" presentation:style-name="a788" draw:name="Text Placeholder 2" svg:x="1.38021in" svg:y="2in" svg:width="4.61632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First illustration (4:1-3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Second illustration (4:4-6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ird illustration (4:7-8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  <draw:frame draw:id="id127" presentation:style-name="a804" draw:name="Text Placeholder 3" svg:x="6.16319in" svg:y="2in" svg:width="4.61632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Fourth illustration (4:9-17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Fifth illustration (5:1-17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Sixth illustration (6:1-10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Seventh illustration (6:11-14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19" draw:style-name="a805" draw:master-page-name="Master1-Layout12-tx-Title-and-Text" presentation:presentation-page-layout-name="Master1-PPL12" draw:id="Slide-274">
        <draw:frame draw:id="id128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EZEKIEL 4-7<text:s text:c="1"/></text:span><text:span text:style-name="a807" text:class-names=""/></text:p>
          </draw:text-box>
          <svg:title/>
          <svg:desc/>
        </draw:frame>
        <draw:frame draw:id="id129" presentation:style-name="a819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THE FIRST SYMBOLS PRESENTED BY EZEKIEL (4-6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THE FIRST SERMON PREACHED BY EZEKIEL (7:1-27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</draw:page>
      <draw:page draw:name="Slide20" draw:style-name="a820" draw:master-page-name="Master1-Layout1-title-Title-Slide" presentation:presentation-page-layout-name="Master1-PPL1" draw:id="Slide-275">
        <draw:frame draw:id="id130" presentation:style-name="a824" draw:name="Title 1" svg:x="1.38in" svg:y="0.83in" svg:width="10.3in" svg:height="4.42in" presentation:class="title" presentation:placeholder="false">
          <draw:text-box>
            <text:p text:style-name="a823" text:class-names="" text:cond-style-name=""><text:span text:style-name="a821" text:class-names="">THE FIRST SERMON PREACHED BY EZEKIEL (7:1-27):<text:s text:c="1"/></text:span><text:span text:style-name="a822" text:class-names=""/></text:p>
          </draw:text-box>
          <svg:title/>
          <svg:desc/>
        </draw:frame>
        <draw:frame draw:id="id131" presentation:style-name="a829" draw:name="Subtitle 2" svg:x="1.38in" svg:y="5.25in" svg:width="10.3in" svg:height="1.85in" presentation:class="subtitle" presentation:placeholder="false">
          <draw:text-box>
            <text:p text:style-name="a826" text:class-names="" text:cond-style-name=""><text:span text:style-name="a825" text:class-names=""><text:s text:c="1"/>The sin causing this judgment (7:1-4, 19-21, 23-24)<text:s text:c="1"/></text:span></text:p>
            <text:p text:style-name="a828" text:class-names="" text:cond-style-name=""><text:span text:style-name="a827" text:class-names=""/></text:p>
          </draw:text-box>
          <svg:title/>
          <svg:desc/>
        </draw:frame>
      </draw:page>
      <draw:page draw:name="Slide21" draw:style-name="a830" draw:master-page-name="Master1-Layout12-tx-Title-and-Text" presentation:presentation-page-layout-name="Master1-PPL12" draw:id="Slide-276">
        <draw:frame draw:id="id132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<text:s text:c="1"/>The sin causing this judgment (7:1-4, 19-21, 23-24)<text:s text:c="1"/></text:span><text:span text:style-name="a832" text:class-names=""/></text:p>
          </draw:text-box>
          <svg:title/>
          <svg:desc/>
        </draw:frame>
        <draw:frame draw:id="id133" presentation:style-name="a850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<text:s text:c="1"/>Idolatry (7:1-4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Greed (7:19-21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Bloodshed (7:23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Pride (7:24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2" draw:style-name="a851" draw:master-page-name="Master1-Layout12-tx-Title-and-Text" presentation:presentation-page-layout-name="Master1-PPL12" draw:id="Slide-277">
        <draw:frame draw:id="id134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THE FIRST SERMON PREACHED BY EZEKIEL (7:1-27):<text:s text:c="1"/></text:span><text:span text:style-name="a853" text:class-names=""/></text:p>
          </draw:text-box>
          <svg:title/>
          <svg:desc/>
        </draw:frame>
        <draw:frame draw:id="id135" presentation:style-name="a865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<text:s text:c="1"/>The sin causing this judgment (7:1-4, 19-21, 23-24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severity of this judgment (7:5-18, 22, 25-27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3" draw:style-name="a866" draw:master-page-name="Master1-Layout12-tx-Title-and-Text" presentation:presentation-page-layout-name="Master1-PPL12" draw:id="Slide-278">
        <draw:frame draw:id="id136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<text:s text:c="1"/>The severity of this judgment (7:5-18, 22, 25-27)<text:s text:c="1"/></text:span><text:span text:style-name="a868" text:class-names=""/></text:p>
          </draw:text-box>
          <svg:title/>
          <svg:desc/>
        </draw:frame>
        <draw:frame draw:id="id137" presentation:style-name="a883" draw:name="Text Placeholder 2" svg:x="1.38in" svg:y="2in" svg:width="9.4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<text:s text:c="1"/>Continuous disaster and calamity (7:5-6, 22, 25-27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<text:s text:c="1"/>God's punishment without his pity (7:7-14):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<text:s text:c="1"/>Death by plagues inside the city, death by sword outside the city (7:15-18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title/>
          <svg:desc/>
        </draw:frame>
      </draw:page>
      <draw:page draw:name="Slide24" draw:style-name="a884" draw:master-page-name="Master1-Layout12-tx-Title-and-Text" presentation:presentation-page-layout-name="Master1-PPL12" draw:id="Slide-279">
        <draw:frame draw:id="id138" presentation:style-name="a888" draw:name="Title 1" svg:x="1.38in" svg:y="0.4in" svg:width="10.6in" svg:height="1.44965in" presentation:class="title" presentation:placeholder="false">
          <draw:text-box>
            <text:p text:style-name="a887" text:class-names="" text:cond-style-name=""><text:span text:style-name="a885" text:class-names="">THE FIRST SERMON PREACHED BY EZEKIEL (7:1-27):<text:s text:c="1"/></text:span><text:span text:style-name="a886" text:class-names=""/></text:p>
          </draw:text-box>
          <svg:title/>
          <svg:desc/>
        </draw:frame>
        <draw:frame draw:id="id139" presentation:style-name="a898" draw:name="Text Placeholder 2" svg:x="1.38in" svg:y="2in" svg:width="9.4in" svg:height="4.75868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<text:s text:c="1"/>The sin causing this judgment (7:1-4, 19-21, 23-24)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<text:s text:c="1"/>The severity of this judgment (7:5-18, 22, 25-27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</draw:page>
      <draw:page draw:name="Slide25" draw:style-name="a899" draw:master-page-name="Master1-Layout12-tx-Title-and-Text" presentation:presentation-page-layout-name="Master1-PPL12" draw:id="Slide-280">
        <draw:frame draw:id="id140" presentation:style-name="a903" draw:name="Title 1" svg:x="1.38in" svg:y="0.4in" svg:width="10.6in" svg:height="1.44965in" presentation:class="title" presentation:placeholder="false">
          <draw:text-box>
            <text:p text:style-name="a902" text:class-names="" text:cond-style-name=""><text:span text:style-name="a900" text:class-names="">EZEKIEL 4-7<text:s text:c="1"/></text:span><text:span text:style-name="a901" text:class-names=""/></text:p>
          </draw:text-box>
          <svg:title/>
          <svg:desc/>
        </draw:frame>
        <draw:frame draw:id="id141" presentation:style-name="a913" draw:name="Text Placeholder 2" svg:x="1.38in" svg:y="2in" svg:width="9.4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THE FIRST SYMBOLS PRESENTED BY EZEKIEL (4-6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THE FIRST SERMON PREACHED BY EZEKIEL (7:1-27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4-7 </dc:title>
    <meta:initial-creator>David STRICKLAND</meta:initial-creator>
    <dc:creator>David STRICKLAND</dc:creator>
    <meta:creation-date>2020-02-22T19:27:00Z</meta:creation-date>
    <dc:date>2020-02-22T19:27:00Z</dc:date>
    <meta:template xlink:href="BibleStudy" xlink:type="simple"/>
    <meta:editing-cycles>1</meta:editing-cycles>
    <meta:editing-duration>PT0S</meta:editing-duration>
    <meta:document-statistic meta:paragraph-count="94" meta:word-count="684"/>
  </office:meta>
</office:document-meta>
</file>